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2" svg:font-family="'Courier New', Courier, mono, sans-serif"/>
    <style:font-face style:name="OpenSymbol" svg:font-family="OpenSymbol"/>
    <style:font-face style:name="StarSymbol1" svg:font-family="StarSymbol"/>
    <style:font-face style:name="Tahoma1" svg:font-family="Tahoma"/>
    <style:font-face style:name="monospace" svg:font-family="monospace, Courier"/>
    <style:font-face style:name="sans-serif" svg:font-family="sans-serif"/>
    <style:font-face style:name="Courier New1" svg:font-family="'Courier New'" style:font-family-generic="modern" style:font-pitch="fixed"/>
    <style:font-face style:name="Courier New"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paragraph-properties>
        <style:tab-stops>
          <style:tab-stop style:position="9.499cm" style:type="center"/>
          <style:tab-stop style:position="19.001cm" style:type="right"/>
        </style:tab-stops>
      </style:paragraph-properties>
    </style:style>
    <style:style style:name="P2" style:family="paragraph" style:parent-style-name="Footer">
      <style:paragraph-properties>
        <style:tab-stops>
          <style:tab-stop style:position="8.498cm" style:type="center"/>
          <style:tab-stop style:position="18.944cm" style:type="right"/>
        </style:tab-stops>
      </style:paragraph-properties>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code">
      <style:text-properties fo:font-style="normal" style:font-style-asian="normal" style:font-style-complex="normal"/>
    </style:style>
    <style:style style:name="P6" style:family="paragraph" style:parent-style-name="exercice">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text-properties fo:font-style="normal" style:font-style-asian="normal" style:font-style-complex="normal"/>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Heading_20_3">
      <style:text-properties fo:font-style="normal" style:font-style-asian="normal" style:font-style-complex="normal"/>
    </style:style>
    <style:style style:name="P15" style:family="paragraph" style:parent-style-name="code" style:list-style-name="L2">
      <style:text-properties fo:font-style="normal" style:font-style-asian="normal" style:font-style-complex="normal"/>
    </style:style>
    <style:style style:name="P16" style:family="paragraph" style:parent-style-name="exercice_20_titre">
      <style:text-properties fo:font-style="normal" style:font-style-asian="normal" style:font-style-complex="normal"/>
    </style:style>
    <style:style style:name="P17" style:family="paragraph" style:parent-style-name="exercice">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Gestion de version git</text:title></text:p>
      <text:h text:style-name="Heading_20_1" text:outline-level="1">Gestion de version</text:h>
      <text:p text:style-name="Text_20_body">Un logiciel de gestion de versions agit sur une arborescence de fichiers afin de conserver toutes les versions des fichiers, ainsi que les différences entre les fichiers.</text:p>
      <text:p text:style-name="Text_20_body">Ce système permet par exemple de mutualiser un développement. Un groupe de développeurs autour d'un même développement se servira de l'outil pour stocker toute évolution du code source. Le système gère les mises à jour des sources pour chaque développeur, conserve une trace de chaque changement. Ceux-ci sont, en bonne utilisation, chaque fois accompagnés d'un commentaire. Le système travaille par fusion de copies locale et distante, et non par écrasement de la version distante par la version locale. Ainsi, deux développeurs travaillant de concert sur une même source, les changements du premier à soumettre son travail ne seront pas perdus lorsque le second, qui a donc travaillé sur une version non encore modifiée par le premier, renvoie ses modifications.</text:p>
      <text:p text:style-name="Text_20_body">Généralement, chaque nouvelle version d'un fichier est appelée révision et son numéro de version est incrémentée de 1 par rapport à la précédente.</text:p>
      <text:p text:style-name="P4">(soruce wikipedia)</text:p>
      <text:h text:style-name="Heading_20_1" text:outline-level="1">Les différents outils</text:h>
      <text:h text:style-name="Heading_20_2" text:outline-level="2">Subversion (système de gestion de version centralisé)</text:h>
      <text:p text:style-name="Text_20_body">Subversion (en abrégé svn) est un logiciel de gestion de versions, distribué sous licence Apache et BSD. Il a été conçu pour remplacer CVS. Ses auteurs s'appuient volontairement sur les mêmes concepts (notamment sur le principe du dépôt centralisé et unique) et considèrent que le modèle de CVS est le bon, et que seule son implémentation est en cause. Le projet a été lancé en février 2000 par CollabNet, avec l'embauche par Jim Blandy de Karl Fogel, qui travaillait déjà sur un nouveau gestionnaire de version.</text:p>
      <text:p text:style-name="Text_20_body">Le 14 février 2010, SVN est devenu officiellement un projet de la Fondation Apache, prenant le nom d'Apache Subversion.</text:p>
      <text:p text:style-name="Text_20_body">Les principaux apports de SVN sont :</text:p>
      <text:list xml:id="list8786256543669055499" text:style-name="L1">
        <text:list-item>
          <text:p text:style-name="P7">les numéros de révision sont désormais globaux (pour l'ensemble du dépôt) et non plus par fichier : chaque patch a un numéro de révision unique, quels que soient les fichiers touchés. Il devient simple de se souvenir d'une version particulière d'un projet, en ne retenant qu'un seul numéro ;</text:p>
        </text:list-item>
        <text:list-item>
          <text:p text:style-name="P7"><text:span text:style-name="Source_20_Text">svn rename</text:span> (ou <text:span text:style-name="Source_20_Text">svn move</text:span>) permet de renommer (ou déplacer) un fichier ;</text:p>
        </text:list-item>
        <text:list-item>
          <text:p text:style-name="P7">les répertoires et métadonnées sont versionnés.</text:p>
        </text:list-item>
      </text:list>
      <text:p text:style-name="P4">(source wikipedia)</text:p>
      <text:h text:style-name="Heading_20_2" text:outline-level="2">Git (système de gestion de version distribué)</text:h>
      <text:p text:style-name="Text_20_body">Git ne repose pas sur un serveur centralisé. C'est un outil bas niveau, qui se veut simple et très performant, dont la principale tâche est de gérer l'évolution du contenu d'une arborescence.</text:p>
      <text:p text:style-name="Text_20_body">Git indexe les fichiers d'après leur somme de contrôle calculée avec la fonction SHA-1. Quand un fichier n'est pas modifié, la somme de contrôle ne change pas et le fichier n'est stocké qu'une seule fois. En revanche, si le fichier est modifié, les deux versions sont stockées sur le disque.</text:p>
      <text:p text:style-name="Text_20_body">Git n'était pas, au départ, à proprement parler un logiciel de gestion de versions. Linus <text:soft-page-break/>Torvalds expliquait que, « par bien des aspects, vous pouvez considérer git comme un système de fichiers : il permet un adressage associatif, et possède la notion de versionnage, mais surtout, a été conçu en résolvant le problème du point de vue d'un spécialiste des systèmes de fichiers. Il n'y avait donc aucun intérêt à créer un système de gestion de version traditionnel. ». Il a aujourd'hui évolué pour intégrer toutes les fonctionnalités d'un gestionnaire de versions.</text:p>
      <text:p text:style-name="P4">(source Wikipedia)</text:p>
      <text:h text:style-name="Heading_20_3" text:outline-level="3">Services web</text:h>
      <text:p text:style-name="Text_20_body">GitHub - Gitorious</text:p>
      <text:h text:style-name="Heading_20_1" text:outline-level="1">Mode d'emploi</text:h>
      <text:h text:style-name="Heading_20_2" text:outline-level="2">En local</text:h>
      <text:h text:style-name="Heading_20_3" text:outline-level="3">Initialiser un dépôt</text:h>
      <text:p text:style-name="Text_20_body">L'initialisation d'un dépôt se fait par la commande :</text:p>
      <text:p text:style-name="code">git init</text:p>
      <text:p text:style-name="Text_20_body">dans le dossier où se trouve le projet.</text:p>
      <text:p text:style-name="Text_20_body">Cette commande crée un dossier .git qui contiendra toutes les informations de notre dépôt : les répertoire, les fichiers avec leurs différentes versions.</text:p>
      <text:list xml:id="list2271190863514038213" text:style-name="Numbering_20_5">
        <text:list-item>
          <text:p text:style-name="exercice_20_titre"><text:s/>: initialisation du dépôt</text:p>
        </text:list-item>
      </text:list>
      <text:p text:style-name="exercice">Créer un dossier <text:span text:style-name="Source_20_Text">tpgit</text:span> et l'initialiser.</text:p>
      <text:p text:style-name="exercice">Vérifier son existence avec la commande </text:p>
      <text:p text:style-name="code">git status</text:p>
      <text:h text:style-name="Heading_20_3" text:outline-level="3">Ajouter un fichier</text:h>
      <text:p text:style-name="Text_20_body">L'ajout d'un fichier au dépôt se fait par la commande :</text:p>
      <text:p text:style-name="code">git add <text:span text:style-name="T1">fichier</text:span></text:p>
      <text:p text:style-name="P3">Cette commande ne fait qu'ajouter le fichier à l'index du dépôt, aucun commit n'est réalisé.</text:p>
      <text:list xml:id="list31488207" text:continue-numbering="true" text:style-name="Numbering_20_5">
        <text:list-item>
          <text:p text:style-name="exercice_20_titre"><text:s/>: ajout de fichier</text:p>
        </text:list-item>
      </text:list>
      <text:p text:style-name="exercice">Créer un fichier <text:span text:style-name="Source_20_Text">fichier1.txt</text:span> et l'ajouter au dépôt (sans le commiter).</text:p>
      <text:h text:style-name="Heading_20_3" text:outline-level="3">Commiter un fichier</text:h>
      <text:p text:style-name="Text_20_body">Le commit de fichier se fait par la commande :</text:p>
      <text:p text:style-name="code">git commit <text:span text:style-name="T1">fichier</text:span></text:p>
      <text:p text:style-name="P3">Un message de commit est nécessaire. Ce message doit permettre d'identifier les modifications réalisées, l'auteur, les raisons de la modification, … il ne doit pas reprendre l'implémentation du code qui elle se fait directement dans le code sous forme de commentaire. Il est nécessaire d'être suffisamment clair et précis pour que les autres développeurs du projet comprennent vos modifications.</text:p>
      <text:p text:style-name="Text_20_body"><text:span text:style-name="T2">Il ne faut jamais commiter un code contenant encore des erreurs ou ne respectant pas les normes de </text:span><text:span text:style-name="T2">codage.</text:span></text:p>
      <text:list xml:id="list31496976" text:continue-numbering="true" text:style-name="Numbering_20_5">
        <text:list-item>
          <text:p text:style-name="P16"><text:s/>: commit de fichier</text:p>
        </text:list-item>
      </text:list>
      <text:p text:style-name="exercice"><text:span text:style-name="T2">Commiter le fichier </text:span><text:span text:style-name="Source_20_Text"><text:span text:style-name="T2">fichier1.txt</text:span></text:span><text:span text:style-name="T2"> avec le message :</text:span></text:p>
      <text:p text:style-name="P5">fichier1 &gt; version1</text:p>
      <text:p text:style-name="P6"><text:soft-page-break/>Consulter le statut du dépôt.</text:p>
      <text:p text:style-name="P6">Consulter le contenu du fichier</text:p>
      <text:p text:style-name="P6">Exécuter la commande :</text:p>
      <text:p text:style-name="P5">git revert HEAD</text:p>
      <text:p text:style-name="P6">Consulter le statut du dépôt.</text:p>
      <text:p text:style-name="P6">Consulter le contenu du fichier</text:p>
      <text:p text:style-name="exercice"><text:span text:style-name="T2">Créer une version 3 du fichier </text:span><text:span text:style-name="Source_20_Text"><text:span text:style-name="T2">fichier1.txt.</text:span></text:span></text:p>
      <text:p text:style-name="P6">Commiter cette modification.</text:p>
      <text:p text:style-name="P3">Pour commiter en une seule commande tous les fichiers modifiés :</text:p>
      <text:p text:style-name="P5">git commit -a</text:p>
      <text:h text:style-name="P14" text:outline-level="3">Procédure à mettre en place pour réaliser un commit</text:h>
      <text:list xml:id="list2413198104341969466" text:style-name="L2">
        <text:list-item>
          <text:p text:style-name="P8">S'assurer des modifications faites par </text:p>
          <text:p text:style-name="P15">git status</text:p>
        </text:list-item>
        <text:list-item>
          <text:p text:style-name="P8">Réaliser le commit</text:p>
          <text:p text:style-name="P15">git commit -a</text:p>
        </text:list-item>
        <text:list-item>
          <text:p text:style-name="P8">Vérifier que toutes les modifications ont été commités</text:p>
          <text:p text:style-name="P15">git status</text:p>
        </text:list-item>
      </text:list>
      <text:h text:style-name="Heading_20_3" text:outline-level="3">Les branches</text:h>
      <text:p text:style-name="Text_20_body">Par défaut, un projet git contient une branche « master », celle ci est considérée comme la branche principale du projet.</text:p>
      <text:p text:style-name="Text_20_body">Une branche permet « d'isoler » un ensemble de modifications. Il est important de les utiliser fréquemment pour ne pas avoir à faire une recherche dans les différents commits déjà réalisés.</text:p>
      <text:p text:style-name="Text_20_body">Une branche peut contenir :</text:p>
      <text:list xml:id="list8343461744155778694" text:style-name="L3">
        <text:list-item>
          <text:p text:style-name="P9">un correctif à intégrer dans plusieurs versions du logiciel</text:p>
        </text:list-item>
        <text:list-item>
          <text:p text:style-name="P9">une expérimentation qu'il sera facile de « jeter » ou « d'ajouter » au projet</text:p>
        </text:list-item>
        <text:list-item>
          <text:p text:style-name="P9">une fonctionnalité</text:p>
        </text:list-item>
        <text:list-item>
          <text:p text:style-name="P9">un travail collaboratif avec un autre développeur</text:p>
        </text:list-item>
        <text:list-item>
          <text:p text:style-name="P9">...</text:p>
        </text:list-item>
      </text:list>
      <text:p text:style-name="Text_20_body"/>
      <text:p text:style-name="Text_20_body">Lister les branches :</text:p>
      <text:p text:style-name="code">git branch</text:p>
      <text:p text:style-name="Text_20_body">Ajouter une branche :</text:p>
      <text:p text:style-name="code">git branch <text:span text:style-name="T1">nomDeLaBranche</text:span></text:p>
      <text:p text:style-name="Text_20_body">Changer de branche :</text:p>
      <text:p text:style-name="code">git checkout <text:span text:style-name="T1">nomDeLaBranche</text:span></text:p>
      <text:p text:style-name="Text_20_body">Ajouter une branche et la définir comme branche courante :</text:p>
      <text:p text:style-name="code">git branch -b <text:span text:style-name="T1">nomDeLaBranche</text:span></text:p>
      <text:p text:style-name="P3"><text:soft-page-break/>Merger une branche dans une branche :</text:p>
      <text:p text:style-name="P5">git merge <text:span text:style-name="T1">nomDeLaBranche</text:span></text:p>
      <text:list xml:id="list31469296" text:continue-list="list31496976" text:style-name="Numbering_20_5">
        <text:list-item>
          <text:p text:style-name="P16"><text:s/>: gestion des branches</text:p>
        </text:list-item>
      </text:list>
      <text:p text:style-name="exercice"><text:span text:style-name="T2">Créer une branche </text:span><text:span text:style-name="T1">branche1</text:span><text:span text:style-name="T2">.</text:span></text:p>
      <text:p text:style-name="exercice"><text:span text:style-name="T2">Définir </text:span><text:span text:style-name="T1">branche1</text:span><text:span text:style-name="T2"> comme branche courante.</text:span></text:p>
      <text:p text:style-name="P6">Ajouter et commiter un nouveau fichier.</text:p>
      <text:p text:style-name="exercice"><text:span text:style-name="T2">Définir </text:span><text:span text:style-name="T1">master</text:span><text:span text:style-name="T2"> comme branche courante.</text:span></text:p>
      <text:p text:style-name="P6">Consulter la liste des fichiers dans le répertoire de travail.<text:tab/></text:p>
      <text:p text:style-name="exercice"><text:span text:style-name="T2">Merger la </text:span><text:span text:style-name="T1">branche1</text:span><text:span text:style-name="T2"> dans la branche </text:span><text:span text:style-name="T1">master</text:span><text:span text:style-name="T2">.</text:span></text:p>
      <text:p text:style-name="P6">Le nouveau fichier créé dans branche1 doit être présent dans le dossier de travail.</text:p>
      <text:p text:style-name="P6">Créer un nouveau dossier et un fichier contenant le code suivant :</text:p>
      <text:p text:style-name="P5">fonction branche1(){</text:p>
      <text:p text:style-name="P5"><text:tab/>une ligne à supprimer</text:p>
      <text:p text:style-name="P5"><text:tab/>une ligne à modifier</text:p>
      <text:p text:style-name="P5"><text:tab/>une ligne à conserver</text:p>
      <text:p text:style-name="P5">}</text:p>
      <text:p text:style-name="P5">fonction branche2(){</text:p>
      <text:p text:style-name="P5"><text:tab/>une ligne à modifier</text:p>
      <text:p text:style-name="P5"><text:tab/>une ligne à supprimer</text:p>
      <text:p text:style-name="P5"><text:tab/>une ligne à conserver</text:p>
      <text:p text:style-name="P5">}</text:p>
      <text:p text:style-name="P6">Commiter les modifications.</text:p>
      <text:p text:style-name="exercice"><text:span text:style-name="T2">Définir </text:span><text:span text:style-name="T1">branche1</text:span><text:span text:style-name="T2"> comme branche courante.</text:span></text:p>
      <text:p text:style-name="P6">Vérifier que le nouveau dossier n'est plus présent dans le dossier de travail.</text:p>
      <text:p text:style-name="exercice"><text:span text:style-name="T2">Merger la branche </text:span><text:span text:style-name="T1">master</text:span><text:span text:style-name="T2"> dans </text:span><text:span text:style-name="T1">branche1</text:span><text:span text:style-name="T2">.</text:span></text:p>
      <text:p text:style-name="P6">Vérifier que le nouveau dossier est présent dans le dossier de travail.</text:p>
      <text:p text:style-name="exercice"><text:span text:style-name="T2">Modifier la fonction </text:span><text:span text:style-name="T1">branche1</text:span><text:span text:style-name="T2"> du nouveau fichier.</text:span></text:p>
      <text:p text:style-name="P6">Commiter cette modification.</text:p>
      <text:p text:style-name="exercice"><text:span text:style-name="T2">Définir </text:span><text:span text:style-name="T1">master</text:span><text:span text:style-name="T2"> comme branche courante.</text:span></text:p>
      <text:p text:style-name="exercice"><text:span text:style-name="T2">Créer la branche </text:span><text:span text:style-name="T1">branche2</text:span><text:span text:style-name="T2"> et la définir comme branche courante.</text:span></text:p>
      <text:p text:style-name="exercice"><text:span text:style-name="T2">Modifier la fonction </text:span><text:span text:style-name="T1">branche2</text:span><text:span text:style-name="T2"> du nouveau fichier.</text:span></text:p>
      <text:p text:style-name="P6">Commiter cette modification.</text:p>
      <text:p text:style-name="exercice"><text:span text:style-name="T2">Définir </text:span><text:span text:style-name="T1">master</text:span><text:span text:style-name="T2"> comme branche courante.</text:span></text:p>
      <text:p text:style-name="exercice"><text:span text:style-name="T2">Merger la branche </text:span><text:span text:style-name="T1">branche2</text:span><text:span text:style-name="T2">.</text:span></text:p>
      <text:p text:style-name="P6">Vérifier le contenu du nouveau fichier.</text:p>
      <text:p text:style-name="exercice"><text:span text:style-name="T2">Merger la branche </text:span><text:span text:style-name="T1">branche1</text:span><text:span text:style-name="T2">.</text:span></text:p>
      <text:p text:style-name="P6">Vérifier le contenu du nouveau fichier.</text:p>
      <text:h text:style-name="Heading_20_3" text:outline-level="3">Configuration avancée</text:h>
      <text:list xml:id="list1431378855394717289" text:style-name="L5">
        <text:list-item>
          <text:p text:style-name="P11">Paramètres globaux</text:p>
        </text:list-item>
      </text:list>
      <text:p text:style-name="code"><text:bookmark text:name="contenuCoded0e655"/>git config --global user.name "John Doe"</text:p>
      <text:p text:style-name="code">git config --global user.email johndoe@example.com</text:p>
      <text:list xml:id="list6226032244205417976" text:style-name="L6">
        <text:list-item>
          <text:p text:style-name="P12">Ignorer des fichiers</text:p>
        </text:list-item>
      </text:list>
      <text:p text:style-name="Text_20_body">Le fichier .gitignore permet de lister les fichiers ou les chemins à ne pas prendre en compte dans le dossier de travail. Cela peut s'avérer utile si des outils génèrent dans votre dossier de travail des fichiers (commun certains IDE) ou si vous voulez sortir certains fichiers de la gestion de version (comme les images par exemple).</text:p>
      <text:h text:style-name="Heading_20_2" text:outline-level="2"><text:soft-page-break/>Avec un dépôt distant</text:h>
      <text:p text:style-name="Text_20_body">Git est système de gestion de version décentralisé, c'est à dire que chaque utilisateur possède une copie complète de l'ensemble du dépôt. Chaque utilisateur est donc autonome. Il est également possible de travailler avec un dépôt distant dans lequel chacun va :</text:p>
      <text:list xml:id="list6115033140222619550" text:style-name="L7">
        <text:list-item>
          <text:p text:style-name="P13">récupérer une version à jour du dépôt</text:p>
        </text:list-item>
        <text:list-item>
          <text:p text:style-name="P13">proposer de nouvelles versions des fichiers</text:p>
        </text:list-item>
        <text:list-item>
          <text:p text:style-name="P13">valider les nouvelles versions</text:p>
        </text:list-item>
        <text:list-item>
          <text:p text:style-name="P13">…</text:p>
        </text:list-item>
      </text:list>
      <text:h text:style-name="Heading_20_3" text:outline-level="3">Ajouter un dépôt distant</text:h>
      <text:p text:style-name="Text_20_body">L'ajout d'un dépôt distant à un dépôt existant se fait par la commande </text:p>
      <text:p text:style-name="code">git add remote <text:span text:style-name="T1">raccourci URL</text:span></text:p>
      <text:list xml:id="list31466853" text:continue-list="list31469296" text:style-name="Numbering_20_5">
        <text:list-item>
          <text:p text:style-name="exercice_20_titre"><text:s/></text:p>
        </text:list-item>
      </text:list>
      <text:p text:style-name="P17">Créer un compte sur <text:a xlink:type="simple" xlink:href="https://github.com/">GitHub</text:a></text:p>
      <text:p text:style-name="exercice">Consulter le dépôt <text:a xlink:type="simple" xlink:href="https://github.com/SectionInformatiqueRoc/TP-GIT">https://github.com/SectionInformatiqueRoc/TP-GIT</text:a> </text:p>
      <text:p text:style-name="exercice">Initialiser un nouveau dépôt</text:p>
      <text:p text:style-name="exercice">Récupérer le code présent sur le dépôt TP-GIT</text:p>
      <text:p text:style-name="exercice">Faire des modifications sur votre dépôt local (ajout, modification, suppression de fichiers)</text:p>
      <text:p text:style-name="exercice">Commiter vos modifications sur votre dépôt local</text:p>
      <text:p text:style-name="exercice">Envoyer vos modifications sur le dépôt github</text:p>
      <text:h text:style-name="Heading_20_3" text:outline-level="3">Supprimer un dépôt distant</text:h>
      <text:p text:style-name="code">git rm remote <text:span text:style-name="T1">raccourci</text:span></text:p>
      <text:p text:style-name="exercice"/>
      <text:h text:style-name="Heading_20_1" text:outline-level="1">Ressources</text:h>
      <text:list xml:id="list1820273504008333410" text:style-name="L4">
        <text:list-item>
          <text:p text:style-name="P10">Documentation</text:p>
          <text:list>
            <text:list-item>
              <text:p text:style-name="P10">Pro-Git : <text:a xlink:type="simple" xlink:href="http://djibril.developpez.com/tutoriels/conception/pro-git/">http://djibril.developpez.com/tutoriels/conception/pro-git/</text:a></text:p>
            </text:list-item>
          </text:list>
        </text:list-item>
        <text:list-item>
          <text:p text:style-name="P10">Dépôts</text:p>
          <text:list>
            <text:list-item>
              <text:p text:style-name="P10">GitHub : <text:a xlink:type="simple" xlink:href="https://github.com/">https://github.com/</text:a> </text:p>
            </text:list-item>
            <text:list-item>
              <text:p text:style-name="P10">Gitorious : <text:a xlink:type="simple" xlink:href="http://gitorious.org/">http://gitorious.org/</text:a> <text:span text:style-name="T2"><text:tab/></text:span></text:p>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urier New2" svg:font-family="'Courier New', Courier, mono, sans-serif"/>
    <style:font-face style:name="OpenSymbol" svg:font-family="OpenSymbol"/>
    <style:font-face style:name="StarSymbol1" svg:font-family="StarSymbol"/>
    <style:font-face style:name="Tahoma1" svg:font-family="Tahoma"/>
    <style:font-face style:name="monospace" svg:font-family="monospace, Courier"/>
    <style:font-face style:name="sans-serif" svg:font-family="sans-serif"/>
    <style:font-face style:name="Courier New1" svg:font-family="'Courier New'" style:font-family-generic="modern" style:font-pitch="fixed"/>
    <style:font-face style:name="Courier New"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Arial1"/>
    </style:style>
    <style:style style:name="Heading" style:family="paragraph" style:parent-style-name="Standard" style:next-style-name="Text_20_body" style:class="text">
      <style:paragraph-properties fo:margin-top="0cm" fo:margin-bottom="0.21cm" fo:text-align="center" style:justify-single-word="false" fo:padding="0.049cm" fo:border="0.002cm solid #000000" style:shadow="#808080 0.18cm 0.18cm" fo:keep-with-next="always"/>
      <style:text-properties style:font-name="Arial" fo:font-size="16pt" fo:font-weight="bold"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cm" fo:border-left="0.002cm solid #000000" fo:border-right="none" fo:border-top="none" fo:border-bottom="0.002cm solid #000000" style:shadow="none">
        <style:tab-stops/>
      </style:paragraph-properties>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2cm" fo:margin-bottom="0.21cm" fo:text-align="start" style:justify-single-word="false" fo:text-indent="0cm" style:auto-text-indent="false" style:page-number="auto" fo:background-color="transparent" fo:padding="0.049cm" fo:border-left="0.002cm solid #000000" fo:border-right="none" fo:border-top="none" fo:border-bottom="0.002cm solid #000000" style:shadow="none">
        <style:tab-stops>
          <style:tab-stop style:position="1cm"/>
        </style:tab-stops>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fo:padding="0.049cm" fo:border-left="0.002cm solid #000000" fo:border-right="none" fo:border-top="none" fo:border-bottom="0.002cm solid #000000" style:shadow="none">
        <style:tab-stops>
          <style:tab-stop style:position="2cm"/>
        </style:tab-stops>
      </style:paragraph-properties>
      <style:text-properties fo:font-size="14pt" fo:font-weight="normal"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Text_20_body" style:class="text" style:master-page-name="">
      <style:paragraph-properties fo:margin="100%" fo:margin-left="0.499cm" fo:margin-right="0.499cm" fo:margin-top="0cm" fo:margin-bottom="0cm" fo:text-align="start" style:justify-single-word="false" fo:keep-together="auto" fo:text-indent="0cm" style:auto-text-indent="false" style:page-number="auto" fo:padding="0.049cm" fo:border="0.018cm solid #000000" style:shadow="#808080 0.18cm 0.18cm" fo:keep-with-next="auto" style:join-border="true">
        <style:tab-stops>
          <style:tab-stop style:position="0.499cm"/>
          <style:tab-stop style:position="1cm"/>
          <style:tab-stop style:position="1.499cm"/>
          <style:tab-stop style:position="2cm"/>
          <style:tab-stop style:position="2.499cm"/>
          <style:tab-stop style:position="3cm"/>
        </style:tab-stops>
      </style:paragraph-properties>
      <style:text-properties style:font-name="Courier New"/>
    </style:style>
    <style:style style:name="définition" style:family="paragraph" style:parent-style-name="code" style:class="text">
      <style:text-properties style:font-name="Arial1"/>
    </style:style>
    <style:style style:name="remarque_20_prof" style:display-name="remarque prof" style:family="paragraph" style:parent-style-name="Text_20_body" style:class="text" style:master-page-name="">
      <style:paragraph-properties fo:margin="100%" fo:margin-left="1cm" fo:margin-right="1cm" fo:margin-top="0cm" fo:margin-bottom="0cm" fo:text-indent="0cm" style:auto-text-indent="false" style:page-number="auto" fo:background-color="transparent" fo:padding="0.049cm" fo:border="0.035cm solid #000000" style:shadow="none">
        <style:tab-stops/>
        <style:background-image/>
      </style:paragraph-properties>
      <style:text-properties fo:font-weight="bold"/>
    </style:style>
    <style:style style:name="exercice_20_titre" style:display-name="exercice titre" style:family="paragraph" style:parent-style-name="Text_20_body" style:next-style-name="exercice" style:list-style-name="Numbering_20_5" style:class="text" style:master-page-name="">
      <style:paragraph-properties fo:margin="100%" fo:margin-left="0.499cm" fo:margin-right="0cm" fo:margin-top="0cm" fo:margin-bottom="0cm" fo:text-indent="0cm" style:auto-text-indent="false" style:page-number="auto" fo:background-color="transparent" fo:padding="0cm" fo:border-left="none" fo:border-right="none" fo:border-top="none" fo:border-bottom="0.002cm solid #000000" style:shadow="none">
        <style:tab-stops/>
        <style:background-image/>
      </style:paragraph-properties>
      <style:text-properties fo:font-weight="bold"/>
    </style:style>
    <style:style style:name="exercice" style:family="paragraph" style:parent-style-name="Text_20_body" style:class="text">
      <style:paragraph-properties fo:margin="100%" fo:margin-left="0.499cm" fo:margin-right="0cm" fo:margin-top="0cm" fo:margin-bottom="0cm" fo:text-indent="0cm" style:auto-text-indent="false"/>
    </style:style>
    <style:style style:name="travailAFaire" style:family="paragraph" style:parent-style-name="exercice" style:auto-update="true" style:class="text" style:master-page-name="">
      <style:paragraph-properties fo:margin-top="0cm" fo:margin-bottom="0cm" style:page-number="auto" fo:background-color="transparent" fo:padding="0cm" fo:border-left="0.002cm solid #000000" fo:border-right="0.002cm solid #000000" fo:border-top="none" fo:border-bottom="0.002cm solid #000000" style:shadow="none" style:join-border="false">
        <style:tab-stops/>
        <style:background-image/>
      </style:paragraph-properties>
      <style:text-properties fo:font-weight="bold"/>
    </style:style>
    <style:style style:name="important" style:family="paragraph" style:parent-style-name="Text_20_body" style:auto-update="true" style:class="text" style:master-page-name="">
      <style:paragraph-properties fo:margin="100%" fo:margin-left="1.499cm" fo:margin-right="1.499cm" fo:margin-top="0cm" fo:margin-bottom="0cm" fo:text-indent="0cm" style:auto-text-indent="false" style:page-number="auto" fo:background-color="#e6e6ff" fo:padding-left="0.25cm" fo:padding-right="0.25cm" fo:padding-top="0.049cm" fo:padding-bottom="0.049cm" fo:border="0.002cm solid #000000" style:shadow="#808080 0.18cm 0.18cm">
        <style:tab-stops/>
        <style:drop-cap/>
        <style:background-image/>
      </style:paragraph-properties>
    </style:style>
    <style:style style:name="à_20_compléter" style:display-name="à compléter" style:family="paragraph" style:parent-style-name="Text_20_body" style:auto-update="true" style:class="extra">
      <style:paragraph-properties fo:background-color="#e6e6e6">
        <style:background-image/>
      </style:paragraph-properties>
    </style:style>
    <style:style style:name="Drawing" style:family="paragraph" style:parent-style-name="Caption" style:class="extra"/>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ravailAFaire_20_titre" style:display-name="travailAFaire titre" style:family="paragraph" style:parent-style-name="travailAFaire" style:next-style-name="travailAFaire" style:class="text">
      <style:paragraph-properties fo:margin-top="0cm" fo:margin-bottom="0cm" fo:text-align="center" style:justify-single-word="false" fo:background-color="#e6e6e6" fo:padding="0cm" fo:border="0.018cm solid #000000" style:shadow="none">
        <style:background-image/>
      </style:paragraph-properties>
      <style:text-properties fo:text-transform="uppercase"/>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start" style:justify-single-word="false" fo:text-indent="0cm" style:auto-text-indent="false" style:page-number="auto" fo:background-color="transparent" fo:padding="0cm" fo:border-left="none" fo:border-right="none" fo:border-top="none" fo:border-bottom="0.002cm solid #000000"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4" style:display-name="Heading 4" style:family="paragraph" style:parent-style-name="Heading_20_3" style:next-style-name="Text_20_body" style:default-outline-level="4" style:class="text" style:master-page-name="">
      <style:paragraph-properties style:page-number="auto"/>
      <style:text-properties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inition" style:family="text"/>
    <style:style style:name="à_20_compléter" style:display-name="à compléter" style:family="text">
      <style:text-properties fo:background-color="#cccccc"/>
    </style:style>
    <style:style style:name="Line_20_numbering" style:display-name="Line numbering" style:family="text"/>
    <style:style style:name="important_20_titre" style:display-name="important titre" style:family="text">
      <style:text-properties style:font-name="Arial1" fo:font-weight="bold"/>
    </style:style>
    <style:style style:name="Drop_20_Caps" style:display-name="Drop Caps" style:family="text">
      <style:text-properties fo:font-weight="bold" fo:background-color="transparent"/>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5" style:display-name="Numbering 5">
      <text:list-level-style-number text:level="1" text:style-name="Numbering_20_Symbols" style:num-prefix="Exercice "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9.499cm" style:type="center"/>
          <style:tab-stop style:position="19.001cm" style:type="right"/>
        </style:tab-stops>
      </style:paragraph-properties>
    </style:style>
    <style:style style:name="MP2" style:family="paragraph" style:parent-style-name="Footer">
      <style:paragraph-properties>
        <style:tab-stops>
          <style:tab-stop style:position="8.498cm" style:type="center"/>
          <style:tab-stop style:position="18.944cm" style:type="right"/>
        </style:tab-stops>
      </style:paragraph-properties>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6">
      <number:month number:style="long" number:textual="true"/>
      <number:text> </number:text>
      <number:year/>
    </number:date-style>
  </office:automatic-styles>
  <office:master-styles>
    <style:master-page style:name="Standard" style:page-layout-name="Mpm1">
      <style:header>
        <text:p text:style-name="MP1"><text:user-defined style:data-style-name="N0" text:name="classe">SIO2SLAM</text:user-defined><text:tab/><text:tab/><text:date style:data-style-name="N106" text:date-value="2012-09-19T11:34:42.86">septembre 12</text:date></text:p>
        <text:p text:style-name="MP1"><text:tab/><text:title>Gestion de version git</text:title></text:p>
      </style:header>
      <style:footer>
        <text:p text:style-name="MP2"><text:user-defined style:data-style-name="N0" text:name="matière">SLAM4</text:user-defined><text:tab/><text:tab/>Page <text:page-number text:select-page="current">3</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creation-date>2012-02-02T08:30:32.96</meta:creation-date>
    <meta:editing-cycles>70</meta:editing-cycles>
    <meta:editing-duration>PT6H43M12S</meta:editing-duration>
    <meta:initial-creator>bts-sio-ig nd du roc</meta:initial-creator>
    <dc:title>Gestion de version git</dc:title>
    <dc:date>2012-09-19T11:34:42.85</dc:date>
    <meta:document-statistic meta:table-count="0" meta:image-count="0" meta:object-count="0" meta:page-count="5" meta:paragraph-count="152" meta:word-count="1484" meta:character-count="9155"/>
    <meta:user-defined meta:name="Info 3"/>
    <meta:user-defined meta:name="Info 4"/>
    <meta:user-defined meta:name="classe">SIO2SLAM</meta:user-defined>
    <meta:user-defined meta:name="matière">SLAM4</meta:user-defined>
  </office:meta>
</office:document-meta>
</file>